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Times New Roman',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ize="10pt" fo:font-weight="normal" style:font-size-asian="10pt" style:font-weight-asian="normal" style:font-size-complex="10pt" style:font-weight-complex="normal"/>
    </style:style>
    <style:style style:name="P7" style:family="paragraph" style:parent-style-name="Standard">
      <style:text-properties fo:font-variant="normal" fo:text-transform="none" fo:color="#000000" style:font-name="Georgia" fo:font-size="10.5pt" fo:letter-spacing="normal" fo:font-style="normal" fo:font-weight="normal" style:font-weight-asian="normal" style:font-weight-complex="normal"/>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fo:font-size="14pt" fo:font-weight="normal" style:font-size-asian="14pt" style:font-weight-asian="normal" style:font-size-complex="14pt" style:font-weight-complex="normal"/>
    </style:style>
    <style:style style:name="P10" style:family="paragraph" style:parent-style-name="Standard">
      <style:text-properties fo:font-size="16pt" fo:font-weight="bold" style:font-size-asian="16pt" style:font-weight-asian="bold" style:font-size-complex="16pt" style:font-weight-complex="bold"/>
    </style:style>
    <style:style style:name="P11" style:family="paragraph" style:parent-style-name="Standard">
      <style:paragraph-properties fo:margin-left="0.5in" fo:margin-right="0in" fo:text-indent="0in" style:auto-text-indent="false"/>
      <style:text-properties fo:font-size="10pt" fo:font-weight="normal" style:font-size-asian="10pt" style:font-weight-asian="normal" style:font-size-complex="10pt" style:font-weight-complex="normal"/>
    </style:style>
    <style:style style:name="P12" style:family="paragraph" style:parent-style-name="Standard">
      <style:paragraph-properties fo:margin-left="1.2398in" fo:margin-right="0in" fo:text-indent="0in" style:auto-text-indent="false"/>
      <style:text-properties fo:font-weight="normal" style:font-weight-asian="normal" style:font-weight-complex="normal"/>
    </style:style>
    <style:style style:name="T1" style:family="text">
      <style:text-properties fo:font-variant="normal" fo:text-transform="none" fo:color="#000000" style:font-name="Georgia" fo:font-size="10.5pt" fo:letter-spacing="normal" fo:font-style="normal"/>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gression outline:</text:p>
      <text:p text:style-name="P1">Bash and Slash are mercenaries who live job to job working for whoever pays the most. While traveling on a barren desert planet they receive a desperate call for help coming from a small desert town. The source of the distress signal is a small settlement of refugees. The refugees explain that ever since a squadron of commandos set up a base out in the desert the local wildlife have become more aggressive and destroying the local infrastructure. Their infrastructure is in shambles and they need your help.</text:p>
      <text:p text:style-name="P1"/>
      <text:p text:style-name="P1">After spending the first 5 missions rebuilding infrastructure in the desert, bash fights off a giant Motocco and heads his way underground. After running a few infrastructure missions underground, Bash finally bumps into some of Gratumal's troops. Bash spends the next few missions destroying some underground outposts the troops had set up. After fighting through a trap bash follows the troops back above ground.</text:p>
      <text:p text:style-name="P1">During their efforts Bash and Slash find out that the commando group is lead by someone called Gratumal. They also learn that the commandos are in search for something called the "(insert cool name here)", that had been hidden/lost in the desert. Knowing that they cant let the "thing" fall into the wrong hands Bash and Slash decide to track down the "thing" themselves. After blasting through the commando base and fighting through waves of enemies they finally meet Gratumal face to face in a battle for the "thing".</text:p>
      <text:p text:style-name="P1">Somewhere along the way you realize that you and Gratumal have some history together, so it adds more motivation to kill him.</text:p>
      <text:p text:style-name="Standard"/>
      <text:p text:style-name="P3">Levels:</text:p>
      <text:p text:style-name="P3"/>
      <text:p text:style-name="P3">(Desert)</text:p>
      <text:p text:style-name="P2">0.) Make your way to town (mandatory) <text:s text:c="4"/>-(mole, spitter) <text:s text:c="2"/>(2:10)</text:p>
      <text:p text:style-name="P2"><text:s text:c="12"/><text:span text:style-name="T2">Main Quest: Get to town</text:span></text:p>
      <text:p text:style-name="P6"><text:tab/>Side Quest: <text:s/>none</text:p>
      <text:p text:style-name="P2">1.) Clear the antenna of scorpions (mandatory) <text:s text:c="2"/>(3:00)</text:p>
      <text:p text:style-name="P6"><text:tab/>Main Quest: Clear the antenna of scorpions </text:p>
      <text:p text:style-name="P6"><text:tab/>Side Quest: Find 3 supply crates.</text:p>
      <text:p text:style-name="P2">2.) Find what the armor guy needs for his workbench (mandatory) <text:s text:c="2"/>-(dabat) <text:s text:c="2"/>(4:00)</text:p>
      <text:p text:style-name="P6"><text:tab/>Main Quest: Find the blacksmiths reactor <text:s text:c="3"/></text:p>
      <text:p text:style-name="P6"><text:tab/>Side Quest: Find mysterious artifact. </text:p>
      <text:p text:style-name="P2">3.) Destroy Large Dabat Nest <text:s text:c="2"/>(5:00)</text:p>
      <text:p text:style-name="P6"><text:tab/>Main Quest: The townsfolk have noticed a lot of Dabats around, find and destroy the Dabat nest.</text:p>
      <text:p text:style-name="P6"><text:tab/>Side Quest: <text:s/>find and kill the giant dabat <text:s text:c="4"/><text:span text:style-name="T3">Unlock: Helm Modifier 1</text:span></text:p>
      <text:p text:style-name="P2">4.) Restart power generator <text:s text:c="2"/>(5:30) <text:s text:c="3"/></text:p>
      <text:p text:style-name="P11">Main Quest: The defenses of the power generation station nearby have been ravaged by Dahla, and now <text:s/>the generator <text:s/>has been taken over by the deadly monsters. Clear the generator of the monsters and restart it.</text:p>
      <text:p text:style-name="P6"><text:tab/>Side Quest: Find the lost weapons cache. <text:s text:c="4"/><text:span text:style-name="T3">Unlock: Body Modifier 1</text:span></text:p>
      <text:p text:style-name="P2">5.) <text:s/>Track down lost caravan <text:s/>(mandatory) (5:00)<text:span text:style-name="T3">Boss</text:span>: ultra mole</text:p>
      <text:p text:style-name="P6"><text:tab/>Main Quest: track down the lost caravan <text:s text:c="5"/><text:span text:style-name="T3">Unlock: Weapon Modifier 1</text:span></text:p>
      <text:p text:style-name="P6"><text:tab/>Side Quest: <text:span text:style-name="T3"><text:s/></text:span>Rescue any survivors <text:s text:c="9"/><text:span text:style-name="T3">Unlock: Boots Modifier 1</text:span></text:p>
      <text:p text:style-name="P6"/>
      <text:p text:style-name="P3">(Caves)</text:p>
      <text:p text:style-name="P2">6.) <text:s/>Reactivate water pumps (mandatory) -(super motocco, jumper, sand creep) (6:00)</text:p>
      <text:p text:style-name="P6"><text:tab/>Main Quest: Find and activate the 3 water switches</text:p>
      <text:p text:style-name="P6"><text:tab/>Side Quest: Collect the 2 lost artifacts </text:p>
      <text:p text:style-name="P2">7.) Find and repair broken pipe- (4:30)</text:p>
      <text:p text:style-name="P6"><text:s text:c="14"/>Main Quest: our pipe is busted! find it and destroy it (fix it) </text:p>
      <text:p text:style-name="P6"><text:soft-page-break/><text:tab/>Side Quest: </text:p>
      <text:p text:style-name="P2">8.) Fix another piece of infrastructure <text:s/>(4:30)</text:p>
      <text:p text:style-name="P6"><text:s text:c="14"/>Main Quest: Fix piece of infrastructure </text:p>
      <text:p text:style-name="P6"><text:tab/>Side Quest: </text:p>
      <text:p text:style-name="P2">9.) Destroy two commando outposts (mandatory) -(basic commando, grenadier)(3:00)</text:p>
      <text:p text:style-name="P6"><text:s text:c="14"/>Main Quest: Find and destroy the commando camp</text:p>
      <text:p text:style-name="P6"><text:tab/>Side Quest: </text:p>
      <text:p text:style-name="P2">10.) Destroy main underground outpost (mandatory) (5:00) <text:span text:style-name="T3">Boss: </text:span>trap room</text:p>
      <text:p text:style-name="P6"><text:s text:c="14"/>Main Quest: <text:s/>head to the main underground outpost and destroy it</text:p>
      <text:p text:style-name="P6"><text:tab/>Side Quest: </text:p>
      <text:p text:style-name="P6"/>
      <text:p text:style-name="P3">(Temple Ruins)</text:p>
      <text:p text:style-name="P2">11.) Destroy the three commando outposts</text:p>
      <text:p text:style-name="P6"><text:s text:c="14"/>Main Quest: destroy the three commando outposts in the desert</text:p>
      <text:p text:style-name="P6"><text:tab/>Side Quest: </text:p>
      <text:p text:style-name="P2">12.) Destroy the commando weapons cache</text:p>
      <text:p text:style-name="P6"><text:tab/>Main Quest: destroy the commando weapon cache</text:p>
      <text:p text:style-name="P6"><text:tab/>Side Quest: </text:p>
      <text:p text:style-name="P2">13.) Find the commando base</text:p>
      <text:p text:style-name="P2"><text:s text:c="12"/><text:span text:style-name="T2">Main Quest: <text:s/>find the commando base</text:span></text:p>
      <text:p text:style-name="P6"><text:tab/>Side Quest: </text:p>
      <text:p text:style-name="P2">14.) Blast your way into the base</text:p>
      <text:p text:style-name="P2"><text:s text:c="12"/><text:span text:style-name="T2">Main Quest: blast your way into the base</text:span></text:p>
      <text:p text:style-name="P6"><text:tab/>Side Quest: </text:p>
      <text:p text:style-name="P2">15.) Find the source of the energy disruption</text:p>
      <text:p text:style-name="P6"><text:s text:c="13"/>Main Quest: <text:s/><text:span text:style-name="T4">Find the source of the energy disruption</text:span></text:p>
      <text:p text:style-name="P6"><text:s text:c="13"/>Side Quest: </text:p>
      <text:p text:style-name="P2">16.) Destroy the "insert cool thing" (mandatory) </text:p>
      <text:p text:style-name="P6"><text:tab/>Main Quest: Destroy the thing</text:p>
      <text:p text:style-name="P6"><text:tab/>Side Quest: </text:p>
      <text:p text:style-name="P6"/>
      <text:p text:style-name="P2">17.) Kill Boss <text:s text:c="2"/><text:span text:style-name="T3">Final Boss</text:span></text:p>
      <text:p text:style-name="P5"/>
      <text:p text:style-name="P5"/>
      <text:p text:style-name="P5"/>
      <text:p text:style-name="P4"/>
      <text:p text:style-name="P4">Level Directions: </text:p>
      <text:p text:style-name="Standard">go right,</text:p>
      <text:p text:style-name="Standard">go up-right, </text:p>
      <text:p text:style-name="Standard">go down-right,</text:p>
      <text:p text:style-name="Standard">go up then right then down, </text:p>
      <text:p text:style-name="Standard">go down then right then up,</text:p>
      <text:p text:style-name="Standard">square</text:p>
      <text:p text:style-name="Standard">underground</text:p>
      <text:p text:style-name="Standard"/>
      <text:p text:style-name="P4">Level Elements:</text:p>
      <text:p text:style-name="P5">rooms that lock you in</text:p>
      <text:p text:style-name="P5">switches to open doors</text:p>
      <text:p text:style-name="P5">turn on lights in underground</text:p>
      <text:p text:style-name="P5">secret vendor</text:p>
      <text:p text:style-name="P5">jumping elements that would be a shortcut if you didn't fall</text:p>
      <text:p text:style-name="P5"/>
      <text:p text:style-name="P4"><text:soft-page-break/>Level Goals:</text:p>
      <text:p text:style-name="P7">reach a destination</text:p>
      <text:p text:style-name="P7">defeat a specific monster</text:p>
      <text:p text:style-name="P5"><text:span text:style-name="T1">destroy scattered structures</text:span> </text:p>
      <text:p text:style-name="P5">catch a monster</text:p>
      <text:p text:style-name="P5"/>
      <text:p text:style-name="P5"/>
      <text:p text:style-name="P5"/>
      <text:p text:style-name="P5"/>
      <text:p text:style-name="P8">Town State</text:p>
      <text:p text:style-name="P5"/>
      <text:p text:style-name="P9">After Level 0):</text:p>
      <text:p text:style-name="P5"><text:s text:c="3"/><text:span text:style-name="T3"><text:s/>Slash:</text:span> <text:s/></text:p>
      <text:p text:style-name="P5"><text:tab/>Positon: Near checkpoint</text:p>
      <text:p text:style-name="P5"><text:s text:c="12"/>Dialogue: "I parked the Danger Cart near the middle of town. We can use it as a staging area to</text:p>
      <text:p text:style-name="P5"><text:s text:c="30"/>run missions from. The first order of business is to get the antenna up and working </text:p>
      <text:p text:style-name="P5"><text:s text:c="30"/>again so we can communicate. Use the control panel on the danger cart to select </text:p>
      <text:p text:style-name="P5"><text:s text:c="30"/>the mission. Before you head out, click on the training simulator next to the cart to give yourself a new skill."</text:p>
      <text:p text:style-name="P5"/>
      <text:p text:style-name="P5"><text:s text:c="4"/><text:span text:style-name="T3">Brice</text:span>: </text:p>
      <text:p text:style-name="P5"><text:s text:c="13"/>Dialogue: "Welcome to Titanis! I sell weapons and armor. Unfortunately,<text:tab/> <text:tab/> <text:s text:c="21"/><text:tab/> <text:s text:c="19"/><text:tab/> <text:s text:c="19"/>I locked all of my gear up and seem to have misplaced the key. If you find it, bring <text:s/><text:tab/> <text:s text:c="20"/>it back to me and I will give you a good deal on some items!"</text:p>
      <text:p text:style-name="P5"><text:s text:c="13"/>Menu: Hidden <text:s text:c="2"/></text:p>
      <text:p text:style-name="P5"/>
      <text:p text:style-name="P5"><text:s text:c="4"/><text:span text:style-name="T3">Dr. Tam: </text:span></text:p>
      <text:p text:style-name="P5"><text:s text:c="12"/>Dialogue: "Thank you for answering our distress signal! Welcome to Titanis,I am the doctor in <text:s text:c="2"/><text:tab/><text:tab/> <text:s text:c="5"/>this town. Click on my workbench to buy some healing potions."</text:p>
      <text:p text:style-name="P5"><text:s text:c="12"/>Menu: Available</text:p>
      <text:p text:style-name="P5"/>
      <text:p text:style-name="P5"><text:s text:c="4"/><text:span text:style-name="T3">Old Man: </text:span></text:p>
      <text:p text:style-name="P5"><text:s text:c="13"/>Dialogue: "Oh thank goodness you came! We have been under attack by a group of <text:s/></text:p>
      <text:p text:style-name="P5"><text:s text:c="32"/>bandits. They showed up a few days ago and have been sending out raiding parties <text:s/><text:tab/><text:tab/> <text:s text:c="7"/>to <text:s/>attack our town!"</text:p>
      <text:p text:style-name="P5"><text:s text:c="14"/>Menu: Hidden</text:p>
      <text:p text:style-name="P5"/>
      <text:p text:style-name="P5"/>
      <text:p text:style-name="P9">After Level 1):</text:p>
      <text:p text:style-name="P5"><text:s text:c="5"/><text:span text:style-name="T3">Slash:</text:span> <text:s/></text:p>
      <text:p text:style-name="P5"><text:tab/>Positon: Near Danger Cart</text:p>
      <text:p text:style-name="P5"><text:s text:c="12"/>Dialogue: "Good job fixing that antenna. Now we will be able to communicate while </text:p>
      <text:p text:style-name="P12">you are out on missions. Brice is in desperate need of the key to his weapon and armor chest. He says he lost it in a cave outside town.. Find it for him and I'm sure he will sell you some gear cheap."</text:p>
      <text:p text:style-name="P5"/>
      <text:p text:style-name="P5"><text:s text:c="4"/><text:span text:style-name="T3">Brice</text:span>: </text:p>
      <text:p text:style-name="P5"><text:s text:c="12"/>Dialogue: "With that antenna fixed we will be able to broadcast a stronger distress signal and </text:p>
      <text:p text:style-name="P5"><text:soft-page-break/><text:s text:c="31"/>hopefully get some additional help. I really need that key for my <text:s/></text:p>
      <text:p text:style-name="P5"><text:s text:c="31"/>equipment stash, take a look for it out in the desert."</text:p>
      <text:p text:style-name="P5"><text:s text:c="13"/>Menu: Hidden</text:p>
      <text:p text:style-name="P5"/>
      <text:p text:style-name="P5"><text:s text:c="4"/><text:span text:style-name="T3">Dr. Tam</text:span>: </text:p>
      <text:p text:style-name="P5"><text:s text:c="12"/>Dialogue: "Click on my workbench to buy some of my healing potions!"</text:p>
      <text:p text:style-name="P5"/>
      <text:p text:style-name="P5"><text:s text:c="4"/><text:span text:style-name="T3">Old Man</text:span>: </text:p>
      <text:p text:style-name="P5"><text:s text:c="13"/>Dialogue: "You can duel your friends by clicking on my control panel. Good luck and have <text:s/><text:tab/><text:tab/><text:tab/> <text:s text:c="7"/>fun!"</text:p>
      <text:p text:style-name="P5"/>
      <text:p text:style-name="P9">After Level 2):</text:p>
      <text:p text:style-name="P5"/>
      <text:p text:style-name="P5"><text:span text:style-name="T3"><text:s/>Slash:</text:span> <text:s/></text:p>
      <text:p text:style-name="P5"><text:s text:c="12"/>Dialogue: "With that key you found Brice can finally open up his shop again. Visit <text:s text:c="3"/><text:tab/> <text:s text:c="2"/><text:tab/> <text:s text:c="18"/><text:tab/><text:tab/> <text:s text:c="6"/>him to see what he has for sale and buy some gear. I have a few more missions <text:s text:c="2"/><text:tab/> <text:s/><text:tab/> <text:s text:c="18"/>for you to run. You can see the missions you have available in the control panel."</text:p>
      <text:p text:style-name="P5"/>
      <text:p text:style-name="P5"><text:s text:c="4"/><text:span text:style-name="T3">Brice</text:span>: </text:p>
      <text:p text:style-name="P5"><text:s text:c="13"/>Dialogue: "This key is a bit beat up but it still works! <text:s/>Click on my workbench to see what I <text:s/><text:tab/> <text:s text:c="3"/><text:tab/> <text:s text:c="19"/>have for sale!"</text:p>
      <text:p text:style-name="P5"><text:s text:c="13"/>Menu: Available</text:p>
      <text:p text:style-name="P5"/>
      <text:p text:style-name="P5"><text:s text:c="4"/><text:span text:style-name="T3">Dr. Tam: </text:span></text:p>
      <text:p text:style-name="P5"><text:s text:c="12"/>Dialogue: <text:s/>"Click on my workbench to buy some of my healing potions!"</text:p>
      <text:p text:style-name="P5"><text:s text:c="12"/></text:p>
      <text:p text:style-name="P5"/>
      <text:p text:style-name="P5"><text:s text:c="4"/><text:span text:style-name="T3">Old Man: </text:span></text:p>
      <text:p text:style-name="P5"><text:s text:c="13"/>Dialogue: "You can duel your friends by clicking on my control panel. Good luck and have <text:s/><text:tab/><text:tab/><text:tab/> <text:s text:c="7"/>fun!"</text:p>
      <text:p text:style-name="P5"/>
      <text:p text:style-name="P9">After Level 5):</text:p>
      <text:p text:style-name="P5"/>
      <text:p text:style-name="P5"><text:span text:style-name="T3"><text:s/>Slash:</text:span> <text:s/></text:p>
      <text:p text:style-name="P5"><text:s text:c="12"/>Dialogue: "Did you see the size of that molebeast? That must have been the thing that ravaged our supply caravan. We have some reports of a damaged water pipe underground. There is an entrance to the underground cave system just past where the caravan was destroyed, go check it out."</text:p>
      <text:p text:style-name="P5"/>
      <text:p text:style-name="P5"><text:s text:c="4"/><text:span text:style-name="T3">Brice</text:span>: </text:p>
      <text:p text:style-name="P5"><text:s text:c="13"/>Dialogue: "This key is a bit beat up but it still works! <text:s/>Click on my workbench to see what I <text:s/><text:tab/> <text:s text:c="3"/><text:tab/> <text:s text:c="19"/>have for sale!"</text:p>
      <text:p text:style-name="P5"/>
      <text:p text:style-name="P5"><text:s text:c="4"/><text:span text:style-name="T3">Dr. Tam: </text:span></text:p>
      <text:p text:style-name="P5"><text:s text:c="12"/>Dialogue: "Click on my workbench to buy some of my healing potions!"</text:p>
      <text:p text:style-name="P5"/>
      <text:p text:style-name="P5"><text:s text:c="4"/><text:span text:style-name="T3">Old Man: </text:span></text:p>
      <text:p text:style-name="P5"><text:s text:c="13"/>Dialogue: "You can duel your friends by clicking on my control panel. Good luck and have <text:s/><text:tab/><text:tab/><text:tab/> <text:s text:c="7"/>fun!"</text:p>
      <text:p text:style-name="P5"><text:soft-page-break/></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Times New Roman',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4:04:27.75</meta:creation-date>
    <dc:date>2014-05-12T20:40:25.91</dc:date>
    <meta:editing-duration>P5DT5H32M42S</meta:editing-duration>
    <meta:editing-cycles>74</meta:editing-cycles>
    <meta:generator>OpenOffice.org/3.4.1$Win32 OpenOffice.org_project/341m1$Build-9593</meta:generator>
    <meta:document-statistic meta:table-count="0" meta:image-count="0" meta:object-count="0" meta:page-count="5" meta:paragraph-count="133" meta:word-count="1281" meta:character-count="8323"/>
  </office:meta>
</office:document-meta>
</file>